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/>
    </style:style>
    <style:style style:name="P67" style:parent-style-name="Listeafsnit" style:list-style-name="LFO1" style:family="paragraph">
      <style:paragraph-properties fo:margin-bottom="0in"/>
    </style:style>
    <style:style style:name="P68" style:parent-style-name="Listeafsnit" style:list-style-name="LFO1" style:family="paragraph">
      <style:paragraph-properties fo:margin-bottom="0in"/>
    </style:style>
    <style:style style:name="P69" style:parent-style-name="Listeafsnit" style:list-style-name="LFO1" style:family="paragraph">
      <style:paragraph-properties fo:margin-bottom="0in"/>
    </style:style>
    <style:style style:name="P70" style:parent-style-name="Listeafsnit" style:family="paragraph">
      <style:paragraph-properties fo:margin-bottom="0i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dater serie<text:s/>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datere et kursus eller fore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, 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<text:s/>eller admin er logget ind og er på serie overview og har valgt en serie.</text:p>
            <text:p text:style-name="P55">En underviser eller admin har udført B7-1.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Primær aktør(pa)<text:s/>trykke på<text:s/>rediger<text:s/>knappen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pa redigere i serie titel</text:p>
              </text:list-item>
              <text:list-item>
                <text:p text:style-name="P67">pa<text:s/>redigere fagområde</text:p>
              </text:list-item>
              <text:list-item>
                <text:p text:style-name="P68">pa<text:s/>kan tilføje eller slette kurser</text:p>
              </text:list-item>
              <text:list-item>
                <text:p text:style-name="P69">Der trykkes på<text:s/>gem for at gemme den nye serie ændringer.</text:p>
              </text:list-item>
            </text:list>
            <text:p text:style-name="P70"/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>4a. Der kommer en fejlbedsked med en fejlbeskrivelses. Pa bliver taget tilbage til punkt 1.</text:p>
            <text:p text:style-name="P77"/>
          </table:table-cell>
        </table:table-row>
        <table:table-row table:style-name="TableRow78">
          <table:table-cell table:style-name="TableCell79">
            <text:p text:style-name="P80">Post betingelser:</text:p>
          </table:table-cell>
          <table:table-cell table:style-name="TableCell81">
            <text:p text:style-name="P82">Pa bliver præsenteret en oversigt over serier.</text:p>
          </table:table-cell>
        </table:table-row>
        <table:table-row table:style-name="TableRow83">
          <table:table-cell table:style-name="TableCell84">
            <text:p text:style-name="P85">Author:</text:p>
          </table:table-cell>
          <table:table-cell table:style-name="TableCell86">
            <text:p text:style-name="P87">Nikolai<text:s/>Christiansen</text:p>
          </table:table-cell>
        </table:table-row>
        <table:table-row table:style-name="TableRow88">
          <table:table-cell table:style-name="TableCell89">
            <text:p text:style-name="P90">Revision &amp; Date:</text:p>
          </table:table-cell>
          <table:table-cell table:style-name="TableCell91">
            <text:p text:style-name="P9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38:00Z</meta:creation-date>
    <dc:date>2017-11-17T13:05:00Z</dc:date>
    <meta:template xlink:href="Normal" xlink:type="simple"/>
    <meta:editing-cycles>8</meta:editing-cycles>
    <meta:editing-duration>PT14820S</meta:editing-duration>
    <meta:document-statistic meta:page-count="1" meta:paragraph-count="1" meta:word-count="114" meta:character-count="812" meta:row-count="5" meta:non-whitespace-character-count="699"/>
  </office:meta>
</office:document-meta>
</file>